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" svg:font-family="Nunito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6f0c" officeooo:paragraph-rsid="000a6f0c"/>
    </style:style>
    <style:style style:name="P2" style:family="paragraph" style:parent-style-name="Standard" style:list-style-name="L1">
      <style:text-properties officeooo:rsid="000a6f0c" officeooo:paragraph-rsid="000a6f0c"/>
    </style:style>
    <style:style style:name="P3" style:family="paragraph" style:parent-style-name="Standard" style:list-style-name="L2">
      <style:text-properties officeooo:rsid="000a6f0c" officeooo:paragraph-rsid="000a6f0c"/>
    </style:style>
    <style:style style:name="P4" style:family="paragraph" style:parent-style-name="Standard" style:list-style-name="L3">
      <style:text-properties officeooo:rsid="000a6f0c" officeooo:paragraph-rsid="000a6f0c"/>
    </style:style>
    <style:style style:name="P5" style:family="paragraph" style:parent-style-name="Standard" style:list-style-name="L4">
      <style:text-properties officeooo:rsid="000a6f0c" officeooo:paragraph-rsid="000a6f0c"/>
    </style:style>
    <style:style style:name="P6" style:family="paragraph" style:parent-style-name="Standard" style:list-style-name="L5">
      <style:text-properties officeooo:rsid="000a6f0c" officeooo:paragraph-rsid="000a6f0c"/>
    </style:style>
    <style:style style:name="P7" style:family="paragraph" style:parent-style-name="Standard" style:list-style-name="L1">
      <style:text-properties officeooo:paragraph-rsid="000a6f0c"/>
    </style:style>
    <style:style style:name="P8" style:family="paragraph" style:parent-style-name="Standard" style:list-style-name="L5">
      <style:text-properties fo:font-variant="normal" fo:text-transform="none" fo:color="#0a0a23" loext:opacity="100%" style:font-name="Liberation Serif" fo:font-size="12pt" fo:letter-spacing="normal" fo:font-style="normal" fo:font-weight="normal" officeooo:rsid="000a6f0c" officeooo:paragraph-rsid="000a6f0c" style:font-size-asian="12pt" style:font-size-complex="12pt"/>
    </style:style>
    <style:style style:name="T1" style:family="text">
      <style:text-properties officeooo:rsid="000a6f0c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node js?</text:p>
      <text:list text:style-name="L1">
        <text:list-item>
          <text:p text:style-name="P7">Node js is open source and cross platform runtime environment for javascript.</text:p>
        </text:list-item>
        <text:list-item>
          <text:p text:style-name="P2">It is used for server side programming and making possible for developers to use javascript for client side and server side without needing to learn any other aditional programming languages.</text:p>
        </text:list-item>
        <text:list-item>
          <text:p text:style-name="P7"><text:span text:style-name="T1">It is sometimes referred to as a programming language or software development framework.</text:span></text:p>
        </text:list-item>
        <text:list-item>
          <text:p text:style-name="P2">It also provides a rich libraries for various javascript modules which simplifies the development of web applications using <text:s/>Node.js to a great extent.</text:p>
        </text:list-item>
      </text:list>
      <text:p text:style-name="P1">What is NVM?</text:p>
      <text:list xml:id="list168907642" text:style-name="L2">
        <text:list-item>
          <text:p text:style-name="P3">Node Version Manager (NVM), as the name implies, is a tool for managing Node versions on your device.</text:p>
        </text:list-item>
        <text:list-item>
          <text:p text:style-name="P3">Different projects on your device <text:s/>may be using different versions of Node. Using only one version for these different projects may not give you accurate execution results.</text:p>
        </text:list-item>
        <text:list-item>
          <text:p text:style-name="P3">Use of this is, locally donwload any of the remote Long Term Support(LTS) versions of node.js with a simple command.</text:p>
        </text:list-item>
        <text:list-item>
          <text:p text:style-name="P3">Easily switch between multiple versions of Node.js, right from the command line.</text:p>
        </text:list-item>
      </text:list>
      <text:p text:style-name="P1">Node Modules?</text:p>
      <text:list text:style-name="L3">
        <text:list-item>
          <text:p text:style-name="P4">Node modules to be the same as Javascript libraries. A set of functions you want to include in your applications</text:p>
        </text:list-item>
        <text:list-item>
          <text:p text:style-name="P4">Some modules are below:</text:p>
          <text:list>
            <text:list-item>
              <text:p text:style-name="P4">Asserts</text:p>
            </text:list-item>
            <text:list-item>
              <text:p text:style-name="P4">buffer</text:p>
            </text:list-item>
            <text:list-item>
              <text:p text:style-name="P4">child_process</text:p>
            </text:list-item>
            <text:list-item>
              <text:p text:style-name="P4">cluster</text:p>
            </text:list-item>
            <text:list-item>
              <text:p text:style-name="P4">crypto</text:p>
            </text:list-item>
            <text:list-item>
              <text:p text:style-name="P4">dns</text:p>
            </text:list-item>
            <text:list-item>
              <text:p text:style-name="P4">domain</text:p>
            </text:list-item>
            <text:list-item>
              <text:p text:style-name="P4">events</text:p>
            </text:list-item>
            <text:list-item>
              <text:p text:style-name="P4">fs</text:p>
            </text:list-item>
            <text:list-item>
              <text:p text:style-name="P4">http</text:p>
            </text:list-item>
            <text:list-item>
              <text:p text:style-name="P4">https</text:p>
            </text:list-item>
            <text:list-item>
              <text:p text:style-name="P4">net</text:p>
            </text:list-item>
            <text:list-item>
              <text:p text:style-name="P4">os</text:p>
            </text:list-item>
            <text:list-item>
              <text:p text:style-name="P4">path</text:p>
            </text:list-item>
          </text:list>
        </text:list-item>
      </text:list>
      <text:p text:style-name="P1">What is NPM in Node js?</text:p>
      <text:list text:style-name="L4">
        <text:list-item>
          <text:p text:style-name="P5">NPM is the world’s largest Software Registry</text:p>
        </text:list-item>
        <text:list-item>
          <text:p text:style-name="P5">The registy contains over 800000 code packages.</text:p>
        </text:list-item>
        <text:list-item>
          <text:p text:style-name="P5">Open-source developers use npm to share software</text:p>
        </text:list-item>
        <text:list-item>
          <text:p text:style-name="P5">Many organizations also use npm to manage private developement.</text:p>
        </text:list-item>
        <text:list-item>
          <text:p text:style-name="P5">NPM includes a CLI (command line client) that can be used to download and install software.</text:p>
        </text:list-item>
      </text:list>
      <text:p text:style-name="P1">Callbacks?</text:p>
      <text:list xml:id="list1529175948" text:style-name="L5">
        <text:list-item>
          <text:p text:style-name="P6">Node.js callbacks are a special type of function passed as a arguments to another function.</text:p>
        </text:list-item>
        <text:list-item>
          <text:p text:style-name="P6">They are called when the function that contains the callback as an argument completes its excection, and allows the code in the callback to run in the meantime.</text:p>
        </text:list-item>
        <text:list-item>
          <text:p text:style-name="P6">Callback helps us make asymchronous calls. Even Node.js APIs are written in a way that supports callbacks.</text:p>
        </text:list-item>
        <text:list-item>
          <text:p text:style-name="P8">The callback is used to define what happens when the function containing the callback as an argument completes its executio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" svg:font-family="Nunito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6:32:00.397373558</meta:creation-date>
    <dc:date>2023-03-26T17:01:48.528566983</dc:date>
    <meta:editing-duration>PT29M48S</meta:editing-duration>
    <meta:editing-cycles>1</meta:editing-cycles>
    <meta:document-statistic meta:table-count="0" meta:image-count="0" meta:object-count="0" meta:page-count="1" meta:paragraph-count="38" meta:word-count="368" meta:character-count="2067" meta:non-whitespace-character-count="1768"/>
    <meta:generator>LibreOffice/7.4.4.2$Linux_X86_64 LibreOffice_project/40$Build-2</meta:generator>
  </office:meta>
</office:document-meta>
</file>